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0000" draw:textarea-horizontal-align="justify" draw:textarea-vertical-align="middle" draw:auto-grow-height="false" fo:min-height="2.455cm" fo:min-width="5.733cm"/>
    </style:style>
    <style:style style:name="gr2" style:family="graphic" style:parent-style-name="standard">
      <style:graphic-properties svg:stroke-color="#000000" draw:fill-color="#ff0000" draw:textarea-horizontal-align="justify" draw:textarea-vertical-align="middle" draw:auto-grow-height="false" fo:min-height="2.455cm" fo:min-width="3.617cm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0000" draw:textarea-horizontal-align="justify" draw:textarea-vertical-align="middle" draw:auto-grow-height="false" fo:min-height="1.398cm" fo:min-width="2.558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  <style:text-properties style:font-name="Times New Roman"/>
    </style:style>
    <style:style style:name="P3" style:family="paragraph">
      <loext:graphic-properties draw:fill="none"/>
      <style:paragraph-properties fo:text-align="justify"/>
    </style:style>
    <style:style style:name="T1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731cm" svg:height="2.921cm" svg:x="11.795cm" svg:y="2.016cm">
          <text:p text:style-name="P1"><text:span text:style-name="T1">Flight Control:</text:span></text:p>
          <text:p text:style-name="P1"><text:span text:style-name="T1">Arduino UN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4.445cm" svg:height="2.921cm" svg:x="1.889cm" svg:y="2.016cm">
          <text:p text:style-name="P1"><text:span text:style-name="T1">9V Batter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3" draw:layer="layout" svg:x1="6.588cm" svg:y1="3.54cm" svg:x2="11.668cm" svg:y2="3.54cm">
          <text:p/>
        </draw:line>
        <draw:custom-shape draw:style-name="gr2" draw:text-style-name="P2" draw:layer="layout" svg:width="4.445cm" svg:height="2.921cm" svg:x="1.762cm" svg:y="6.461cm">
          <text:p text:style-name="P1"><text:span text:style-name="T1">LiPo Battery:</text:span></text:p>
          <text:p text:style-name="P1"><text:span text:style-name="T1">11.1V 2400 mA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layer="layout" svg:width="3.302cm" svg:height="1.778cm" svg:x="14.97cm" svg:y="5.953cm">
          <text:p text:style-name="P1"><text:span text:style-name="T1">Front CW</text:span></text:p>
          <text:p text:style-name="P1"><text:span text:style-name="T1">BLD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3" draw:layer="layout" svg:x1="6.334cm" svg:y1="7.731cm" svg:x2="14.843cm" svg:y2="6.969cm">
          <text:p/>
        </draw:line>
        <draw:custom-shape draw:style-name="gr4" draw:text-style-name="P2" draw:layer="layout" svg:width="3.302cm" svg:height="1.778cm" svg:x="14.97cm" svg:y="8.366cm">
          <text:p text:style-name="P1"><text:span text:style-name="T1">Front CCW</text:span></text:p>
          <text:p text:style-name="P1"><text:span text:style-name="T1">BLD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3" draw:layer="layout" svg:x1="6.334cm" svg:y1="7.858cm" svg:x2="14.843cm" svg:y2="9.128cm">
          <text:p/>
        </draw:line>
        <draw:custom-shape draw:style-name="gr2" draw:text-style-name="P2" draw:layer="layout" svg:width="4.445cm" svg:height="2.921cm" svg:x="1.762cm" svg:y="11.541cm">
          <text:p text:style-name="P1"><text:span text:style-name="T1">LiPo Battery:</text:span></text:p>
          <text:p text:style-name="P1"><text:span text:style-name="T1">11.1V 2400 mA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layer="layout" svg:width="3.302cm" svg:height="1.778cm" svg:x="14.97cm" svg:y="11.033cm">
          <text:p text:style-name="P1"><text:span text:style-name="T1">Rear CW</text:span></text:p>
          <text:p text:style-name="P1"><text:span text:style-name="T1">BLD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3" draw:layer="layout" svg:x1="6.334cm" svg:y1="12.811cm" svg:x2="14.843cm" svg:y2="12.049cm">
          <text:p/>
        </draw:line>
        <draw:custom-shape draw:style-name="gr4" draw:text-style-name="P2" draw:layer="layout" svg:width="3.302cm" svg:height="1.778cm" svg:x="14.97cm" svg:y="13.446cm">
          <text:p text:style-name="P1"><text:span text:style-name="T1">Rear CCW</text:span></text:p>
          <text:p text:style-name="P1"><text:span text:style-name="T1">BLD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3" draw:layer="layout" svg:x1="6.334cm" svg:y1="12.938cm" svg:x2="14.843cm" svg:y2="14.208cm">
          <text:p/>
        </draw:line>
        <draw:custom-shape draw:style-name="gr1" draw:text-style-name="P2" draw:layer="layout" svg:width="6.731cm" svg:height="2.921cm" svg:x="12.049cm" svg:y="16.367cm">
          <text:p text:style-name="P1"><text:span text:style-name="T1">Stream Control:</text:span></text:p>
          <text:p text:style-name="P1"><text:span text:style-name="T1">Raspberry Pi Zer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4.445cm" svg:height="2.921cm" svg:x="2.143cm" svg:y="16.367cm">
          <text:p text:style-name="P1"><text:span text:style-name="T1">10,000 mAh</text:span></text:p>
          <text:p text:style-name="P1"><text:span text:style-name="T1">Standard Power</text:span></text:p>
          <text:p text:style-name="P1"><text:span text:style-name="T1">Ban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3" draw:layer="layout" svg:x1="6.842cm" svg:y1="17.891cm" svg:x2="11.922cm" svg:y2="17.8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0:40:08.533000000</meta:creation-date>
    <dc:date>2019-05-06T21:46:00.355000000</dc:date>
    <meta:editing-duration>PT55M51S</meta:editing-duration>
    <meta:editing-cycles>1</meta:editing-cycles>
    <meta:document-statistic meta:object-count="16"/>
    <meta:generator>LibreOffice/6.2.3.2$Windows_X86_64 LibreOffice_project/aecc05fe267cc68dde00352a451aa867b3b546ac</meta:generator>
  </office:meta>
</office:document-meta>
</file>